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cm"/>
    </style:style>
    <style:style style:name="co2" style:family="table-column">
      <style:table-column-properties fo:break-before="auto" style:column-width="1.445cm"/>
    </style:style>
    <style:style style:name="co3" style:family="table-column">
      <style:table-column-properties fo:break-before="auto" style:column-width="1.341cm"/>
    </style:style>
    <style:style style:name="co4" style:family="table-column">
      <style:table-column-properties fo:break-before="auto" style:column-width="1.591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801cm"/>
    </style:style>
    <style:style style:name="co7" style:family="table-column">
      <style:table-column-properties fo:break-before="auto" style:column-width="1.676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|E|</text:p>
          </table:table-cell>
          <table:table-cell table:style-name="ce1" office:value-type="string" calcext:value-type="string">
            <text:p>SAT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c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ie</text:p>
          </table:table-cell>
          <table:table-cell office:value-type="float" office:value="10.241" calcext:value-type="float">
            <text:p>10,241</text:p>
          </table:table-cell>
          <table:table-cell office:value-type="float" office:value="134.052" calcext:value-type="float">
            <text:p>134,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ie</text:p>
          </table:table-cell>
          <table:table-cell office:value-type="float" office:value="21.5" calcext:value-type="float">
            <text:p>21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ie</text:p>
          </table:table-cell>
          <table:table-cell office:value-type="float" office:value="22.437" calcext:value-type="float">
            <text:p>22,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ie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ie</text:p>
          </table:table-cell>
          <table:table-cell office:value-type="float" office:value="47.509" calcext:value-type="float">
            <text:p>47,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ie</text:p>
          </table:table-cell>
          <table:table-cell office:value-type="float" office:value="45.519" calcext:value-type="float">
            <text:p>45,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ie</text:p>
          </table:table-cell>
          <table:table-cell office:value-type="float" office:value="59.326" calcext:value-type="float">
            <text:p>59,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ie</text:p>
          </table:table-cell>
          <table:table-cell office:value-type="float" office:value="28.151" calcext:value-type="float">
            <text:p>28,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ie</text:p>
          </table:table-cell>
          <table:table-cell office:value-type="float" office:value="39.652" calcext:value-type="float">
            <text:p>39,6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ie</text:p>
          </table:table-cell>
          <table:table-cell office:value-type="float" office:value="84.098" calcext:value-type="float">
            <text:p>84,098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9"/>
        </table:table-row>
        <table:table-row table:style-name="ro1">
          <table:table-cell table:style-name="ce2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.00.0000</text:date>, <text:time style:data-style-name="N2" text:time-value="15:56:05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3-12-29T16:26:06.195000000</dc:date>
    <meta:editing-duration>PT10H41M9S</meta:editing-duration>
    <meta:editing-cycles>50</meta:editing-cycles>
    <meta:document-statistic meta:table-count="1" meta:cell-count="60" meta:object-count="0"/>
  </office:meta>
</office:document-meta>
</file>